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number-columns-repeated="7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table:number-columns-repeated="3"/>
          <table:table-cell table:style-name="ce3"/>
          <table:table-cell table:style-name="ce3" office:value-type="string" calcext:value-type="string">
            <text:p>С1</text:p>
          </table:table-cell>
          <table:table-cell table:style-name="ce3" office:value-type="string" calcext:value-type="string">
            <text:p>С2</text:p>
          </table:table-cell>
          <table:table-cell table:style-name="ce3" office:value-type="string" calcext:value-type="string">
            <text:p>С3</text:p>
          </table:table-cell>
          <table:table-cell table:style-name="ce3" office:value-type="string" calcext:value-type="string">
            <text:p>С4</text:p>
          </table:table-cell>
          <table:table-cell table:style-name="ce3" office:value-type="string" calcext:value-type="string">
            <text:p>С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Ки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Угр</text:p>
          </table:table-cell>
          <table:table-cell table:style-name="ce2" office:value-type="string" calcext:value-type="string">
            <text:p>Pв</text:p>
          </table:table-cell>
          <table:table-cell table:style-name="ce2" office:value-type="string" calcext:value-type="string">
            <text:p>U</text:p>
          </table:table-cell>
          <table:table-cell table:style-name="Default" table:number-columns-repeated="7"/>
          <table:table-cell table:style-name="ce9" office:value-type="string" calcext:value-type="string">
            <text:p>Ppi</text:p>
          </table:table-cell>
          <table:table-cell table:style-name="ce9" office:value-type="string" calcext:value-type="string">
            <text:p>Ri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У1</text:p>
          </table:table-cell>
          <table:table-cell table:style-name="ce2" office:value-type="float" office:value="0.406" calcext:value-type="float">
            <text:p>0,406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7" office:value-type="float" office:value="0.906" calcext:value-type="float">
            <text:p>0,906</text:p>
          </table:table-cell>
          <table:table-cell table:style-name="ce7"/>
          <table:table-cell table:style-name="ce7" office:value-type="float" office:value="0.93" calcext:value-type="float">
            <text:p>0,93</text:p>
          </table:table-cell>
          <table:table-cell table:style-name="ce7"/>
          <table:table-cell table:style-name="ce7" office:value-type="float" office:value="0.91" calcext:value-type="float">
            <text:p>0,91</text:p>
          </table:table-cell>
          <table:table-cell table:style-name="Default"/>
          <table:table-cell table:style-name="ce9" table:formula="of:=(1-[.E5]*[.E$3])*(1-[.F5]*[.F$3])*(1-[.G5]*[.G$3])*(1-[.H5]*[.H$3])*(1-[.I5]*[.I$3])*[.B5]" office:value-type="float" office:value="0.03654" calcext:value-type="float">
            <text:p>0,03654</text:p>
          </table:table-cell>
          <table:table-cell table:style-name="ce9" table:formula="of:=[.K5]*[.C5]" office:value-type="float" office:value="14.616" calcext:value-type="float">
            <text:p>14,616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У2</text:p>
          </table:table-cell>
          <table:table-cell table:style-name="ce2" office:value-type="float" office:value="0.206" calcext:value-type="float">
            <text:p>0,206</text:p>
          </table:table-cell>
          <table:table-cell table:style-name="ce2" office:value-type="float" office:value="350" calcext:value-type="float">
            <text:p>350</text:p>
          </table:table-cell>
          <table:table-cell table:style-name="ce4"/>
          <table:table-cell table:style-name="ce7"/>
          <table:table-cell table:style-name="ce7" office:value-type="float" office:value="0.806" calcext:value-type="float">
            <text:p>0,806</text:p>
          </table:table-cell>
          <table:table-cell table:style-name="ce7"/>
          <table:table-cell table:style-name="ce7" office:value-type="float" office:value="0.99" calcext:value-type="float">
            <text:p>0,99</text:p>
          </table:table-cell>
          <table:table-cell table:style-name="ce7"/>
          <table:table-cell table:style-name="Default"/>
          <table:table-cell table:style-name="ce9" table:formula="of:=(1-[.E6]*[.E$3])*(1-[.F6]*[.F$3])*(1-[.G6]*[.G$3])*(1-[.H6]*[.H$3])*(1-[.I6]*[.I$3])*[.B6]" office:value-type="float" office:value="0.039964" calcext:value-type="float">
            <text:p>0,039964</text:p>
          </table:table-cell>
          <table:table-cell table:style-name="ce9" table:formula="of:=[.K6]*[.C6]" office:value-type="float" office:value="13.9874" calcext:value-type="float">
            <text:p>13,9874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У3</text:p>
          </table:table-cell>
          <table:table-cell table:style-name="ce2" office:value-type="float" office:value="0.306" calcext:value-type="float">
            <text:p>0,306</text:p>
          </table:table-cell>
          <table:table-cell table:style-name="ce2" office:value-type="float" office:value="250" calcext:value-type="float">
            <text:p>250</text:p>
          </table:table-cell>
          <table:table-cell table:style-name="ce4"/>
          <table:table-cell table:style-name="ce7" office:value-type="float" office:value="0.95" calcext:value-type="float">
            <text:p>0,95</text:p>
          </table:table-cell>
          <table:table-cell table:style-name="ce7"/>
          <table:table-cell table:style-name="ce7" office:value-type="float" office:value="0.91" calcext:value-type="float">
            <text:p>0,91</text:p>
          </table:table-cell>
          <table:table-cell table:style-name="ce7"/>
          <table:table-cell table:style-name="ce7" office:value-type="float" office:value="0.99" calcext:value-type="float">
            <text:p>0,99</text:p>
          </table:table-cell>
          <table:table-cell table:style-name="Default"/>
          <table:table-cell table:style-name="ce9" table:formula="of:=(1-[.E7]*[.E$3])*(1-[.F7]*[.F$3])*(1-[.G7]*[.G$3])*(1-[.H7]*[.H$3])*(1-[.I7]*[.I$3])*[.B7]" office:value-type="float" office:value="0.00306" calcext:value-type="float">
            <text:p>0,00306</text:p>
          </table:table-cell>
          <table:table-cell table:style-name="ce9" table:formula="of:=[.K7]*[.C7]" office:value-type="float" office:value="0.765000000000001" calcext:value-type="float">
            <text:p>0,765000000000001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У4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180" calcext:value-type="float">
            <text:p>180</text:p>
          </table:table-cell>
          <table:table-cell table:style-name="ce4"/>
          <table:table-cell table:style-name="ce7" office:value-type="float" office:value="0.806" calcext:value-type="float">
            <text:p>0,806</text:p>
          </table:table-cell>
          <table:table-cell table:style-name="ce7" table:number-columns-repeated="2"/>
          <table:table-cell table:style-name="ce7" office:value-type="float" office:value="0.98" calcext:value-type="float">
            <text:p>0,98</text:p>
          </table:table-cell>
          <table:table-cell table:style-name="ce7"/>
          <table:table-cell table:style-name="Default"/>
          <table:table-cell table:style-name="ce9" table:formula="of:=(1-[.E8]*[.E$3])*(1-[.F8]*[.F$3])*(1-[.G8]*[.G$3])*(1-[.H8]*[.H$3])*(1-[.I8]*[.I$3])*[.B8]" office:value-type="float" office:value="0.15" calcext:value-type="float">
            <text:p>0,15</text:p>
          </table:table-cell>
          <table:table-cell table:style-name="ce9" table:formula="of:=[.K8]*[.C8]" office:value-type="float" office:value="27" calcext:value-type="float">
            <text:p>27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У5</text:p>
          </table:table-cell>
          <table:table-cell table:style-name="ce2" office:value-type="float" office:value="0.106" calcext:value-type="float">
            <text:p>0,106</text:p>
          </table:table-cell>
          <table:table-cell table:style-name="ce2" office:value-type="float" office:value="150" calcext:value-type="float">
            <text:p>150</text:p>
          </table:table-cell>
          <table:table-cell table:style-name="ce4"/>
          <table:table-cell table:style-name="ce7"/>
          <table:table-cell table:style-name="ce7" office:value-type="float" office:value="0.106" calcext:value-type="float">
            <text:p>0,106</text:p>
          </table:table-cell>
          <table:table-cell table:style-name="ce7" office:value-type="float" office:value="0.606" calcext:value-type="float">
            <text:p>0,606</text:p>
          </table:table-cell>
          <table:table-cell table:style-name="ce7"/>
          <table:table-cell table:style-name="ce7" office:value-type="float" office:value="0.106" calcext:value-type="float">
            <text:p>0,106</text:p>
          </table:table-cell>
          <table:table-cell table:style-name="Default"/>
          <table:table-cell table:style-name="ce9" table:formula="of:=(1-[.E9]*[.E$3])*(1-[.F9]*[.F$3])*(1-[.G9]*[.G$3])*(1-[.H9]*[.H$3])*(1-[.I9]*[.I$3])*[.B9]" office:value-type="float" office:value="0.084719016" calcext:value-type="float">
            <text:p>0,084719016</text:p>
          </table:table-cell>
          <table:table-cell table:style-name="ce9" table:formula="of:=[.K9]*[.C9]" office:value-type="float" office:value="12.7078524" calcext:value-type="float">
            <text:p>12,707852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9" office:value-type="string" calcext:value-type="string">
            <text:p>R</text:p>
          </table:table-cell>
          <table:table-cell table:style-name="ce9" table:formula="of:=[.L5]+[.L6]+[.L7]+[.L8]+[.L9]" office:value-type="float" office:value="69.0762524" calcext:value-type="float">
            <text:p>69,076252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9" office:value-type="string" calcext:value-type="string">
            <text:p>S</text:p>
          </table:table-cell>
          <table:table-cell table:style-name="ce9" table:formula="of:=[.E2]*[.E3]+[.F2]*[.F3]+[.G2]*[.G3]+[.H2]*[.H3]+[.I2]*[.I3]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10" office:value-type="string" calcext:value-type="string">
            <text:p>R*</text:p>
          </table:table-cell>
          <table:table-cell table:style-name="ce10" table:formula="of:=[.L10]+[.L11]" office:value-type="float" office:value="219.0762524" calcext:value-type="float">
            <text:p>219,0762524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R*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((((1-[.E$5]*[.E15])*(1-[.F$5]*[.F15])*(1-[.G$5]*[.G15])*(1-[.H$5]*[.H15])*(1-[.I$5]*[.I15])*[.B$5])*[.C$5])&#10;+(((1-[.E$6]*[.E15])*(1-[.F$6]*[.F15])*(1-[.G$6]*[.G15])*(1-[.H$6]*[.H15])*(1-[.I$6]*[.I15])*[.B$6])*[.C$6])&#10;+(((1-[.E$7]*[.E15])*(1-[.F$7]*[.F15])*(1-[.G$7]*[.G15])*(1-[.H$7]*[.H15])*(1-[.I$7]*[.I15])*[.B$7])*[.C$7])&#10;+(((1-[.E$8]*[.E15])*(1-[.F$8]*[.F15])*(1-[.G$8]*[.G15])*(1-[.H$8]*[.H15])*(1-[.I$8]*[.I15])*[.B$8])*[.C$8])&#10;+(((1-[.E$9]*[.E15])*(1-[.F$9]*[.F15])*(1-[.G$9]*[.G15])*(1-[.H$9]*[.H15])*(1-[.I$9]*[.I15])*[.B$9])*[.C$9]))&#10;+([.E$2]*[.E15]+[.F$2]*[.F15]+[.G$2]*[.G15]+[.H$2]*[.H15]+[.I$2]*[.I15])" office:value-type="float" office:value="353.9" calcext:value-type="float">
            <text:p>353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16])*(1-[.F$5]*[.F16])*(1-[.G$5]*[.G16])*(1-[.H$5]*[.H16])*(1-[.I$5]*[.I16])*[.B$5])*[.C$5])&#10;+(((1-[.E$6]*[.E16])*(1-[.F$6]*[.F16])*(1-[.G$6]*[.G16])*(1-[.H$6]*[.H16])*(1-[.I$6]*[.I16])*[.B$6])*[.C$6])&#10;+(((1-[.E$7]*[.E16])*(1-[.F$7]*[.F16])*(1-[.G$7]*[.G16])*(1-[.H$7]*[.H16])*(1-[.I$7]*[.I16])*[.B$7])*[.C$7])&#10;+(((1-[.E$8]*[.E16])*(1-[.F$8]*[.F16])*(1-[.G$8]*[.G16])*(1-[.H$8]*[.H16])*(1-[.I$8]*[.I16])*[.B$8])*[.C$8])&#10;+(((1-[.E$9]*[.E16])*(1-[.F$9]*[.F16])*(1-[.G$9]*[.G16])*(1-[.H$9]*[.H16])*(1-[.I$9]*[.I16])*[.B$9])*[.C$9]))&#10;+([.E$2]*[.E16]+[.F$2]*[.F16]+[.G$2]*[.G16]+[.H$2]*[.H16]+[.I$2]*[.I16])" office:value-type="float" office:value="228.6956" calcext:value-type="float">
            <text:p>228,69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17])*(1-[.F$5]*[.F17])*(1-[.G$5]*[.G17])*(1-[.H$5]*[.H17])*(1-[.I$5]*[.I17])*[.B$5])*[.C$5])&#10;+(((1-[.E$6]*[.E17])*(1-[.F$6]*[.F17])*(1-[.G$6]*[.G17])*(1-[.H$6]*[.H17])*(1-[.I$6]*[.I17])*[.B$6])*[.C$6])&#10;+(((1-[.E$7]*[.E17])*(1-[.F$7]*[.F17])*(1-[.G$7]*[.G17])*(1-[.H$7]*[.H17])*(1-[.I$7]*[.I17])*[.B$7])*[.C$7])&#10;+(((1-[.E$8]*[.E17])*(1-[.F$8]*[.F17])*(1-[.G$8]*[.G17])*(1-[.H$8]*[.H17])*(1-[.I$8]*[.I17])*[.B$8])*[.C$8])&#10;+(((1-[.E$9]*[.E17])*(1-[.F$9]*[.F17])*(1-[.G$9]*[.G17])*(1-[.H$9]*[.H17])*(1-[.I$9]*[.I17])*[.B$9])*[.C$9]))&#10;+([.E$2]*[.E17]+[.F$2]*[.F17]+[.G$2]*[.G17]+[.H$2]*[.H17]+[.I$2]*[.I17])" office:value-type="float" office:value="366.061" calcext:value-type="float">
            <text:p>366,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((1-[.E$5]*[.E18])*(1-[.F$5]*[.F18])*(1-[.G$5]*[.G18])*(1-[.H$5]*[.H18])*(1-[.I$5]*[.I18])*[.B$5])*[.C$5])&#10;+(((1-[.E$6]*[.E18])*(1-[.F$6]*[.F18])*(1-[.G$6]*[.G18])*(1-[.H$6]*[.H18])*(1-[.I$6]*[.I18])*[.B$6])*[.C$6])&#10;+(((1-[.E$7]*[.E18])*(1-[.F$7]*[.F18])*(1-[.G$7]*[.G18])*(1-[.H$7]*[.H18])*(1-[.I$7]*[.I18])*[.B$7])*[.C$7])&#10;+(((1-[.E$8]*[.E18])*(1-[.F$8]*[.F18])*(1-[.G$8]*[.G18])*(1-[.H$8]*[.H18])*(1-[.I$8]*[.I18])*[.B$8])*[.C$8])&#10;+(((1-[.E$9]*[.E18])*(1-[.F$9]*[.F18])*(1-[.G$9]*[.G18])*(1-[.H$9]*[.H18])*(1-[.I$9]*[.I18])*[.B$9])*[.C$9]))&#10;+([.E$2]*[.E18]+[.F$2]*[.F18]+[.G$2]*[.G18]+[.H$2]*[.H18]+[.I$2]*[.I18])" office:value-type="float" office:value="240.8566" calcext:value-type="float">
            <text:p>240,8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((1-[.E$5]*[.E19])*(1-[.F$5]*[.F19])*(1-[.G$5]*[.G19])*(1-[.H$5]*[.H19])*(1-[.I$5]*[.I19])*[.B$5])*[.C$5])&#10;+(((1-[.E$6]*[.E19])*(1-[.F$6]*[.F19])*(1-[.G$6]*[.G19])*(1-[.H$6]*[.H19])*(1-[.I$6]*[.I19])*[.B$6])*[.C$6])&#10;+(((1-[.E$7]*[.E19])*(1-[.F$7]*[.F19])*(1-[.G$7]*[.G19])*(1-[.H$7]*[.H19])*(1-[.I$7]*[.I19])*[.B$7])*[.C$7])&#10;+(((1-[.E$8]*[.E19])*(1-[.F$8]*[.F19])*(1-[.G$8]*[.G19])*(1-[.H$8]*[.H19])*(1-[.I$8]*[.I19])*[.B$8])*[.C$8])&#10;+(((1-[.E$9]*[.E19])*(1-[.F$9]*[.F19])*(1-[.G$9]*[.G19])*(1-[.H$9]*[.H19])*(1-[.I$9]*[.I19])*[.B$9])*[.C$9]))&#10;+([.E$2]*[.E19]+[.F$2]*[.F19]+[.G$2]*[.G19]+[.H$2]*[.H19]+[.I$2]*[.I19])" office:value-type="float" office:value="243.6176" calcext:value-type="float">
            <text:p>243,6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20])*(1-[.F$5]*[.F20])*(1-[.G$5]*[.G20])*(1-[.H$5]*[.H20])*(1-[.I$5]*[.I20])*[.B$5])*[.C$5])&#10;+(((1-[.E$6]*[.E20])*(1-[.F$6]*[.F20])*(1-[.G$6]*[.G20])*(1-[.H$6]*[.H20])*(1-[.I$6]*[.I20])*[.B$6])*[.C$6])&#10;+(((1-[.E$7]*[.E20])*(1-[.F$7]*[.F20])*(1-[.G$7]*[.G20])*(1-[.H$7]*[.H20])*(1-[.I$7]*[.I20])*[.B$7])*[.C$7])&#10;+(((1-[.E$8]*[.E20])*(1-[.F$8]*[.F20])*(1-[.G$8]*[.G20])*(1-[.H$8]*[.H20])*(1-[.I$8]*[.I20])*[.B$8])*[.C$8])&#10;+(((1-[.E$9]*[.E20])*(1-[.F$9]*[.F20])*(1-[.G$9]*[.G20])*(1-[.H$9]*[.H20])*(1-[.I$9]*[.I20])*[.B$9])*[.C$9]))&#10;+([.E$2]*[.E20]+[.F$2]*[.F20]+[.G$2]*[.G20]+[.H$2]*[.H20]+[.I$2]*[.I20])" office:value-type="float" office:value="325.7925224" calcext:value-type="float">
            <text:p>325,7925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21])*(1-[.F$5]*[.F21])*(1-[.G$5]*[.G21])*(1-[.H$5]*[.H21])*(1-[.I$5]*[.I21])*[.B$5])*[.C$5])&#10;+(((1-[.E$6]*[.E21])*(1-[.F$6]*[.F21])*(1-[.G$6]*[.G21])*(1-[.H$6]*[.H21])*(1-[.I$6]*[.I21])*[.B$6])*[.C$6])&#10;+(((1-[.E$7]*[.E21])*(1-[.F$7]*[.F21])*(1-[.G$7]*[.G21])*(1-[.H$7]*[.H21])*(1-[.I$7]*[.I21])*[.B$7])*[.C$7])&#10;+(((1-[.E$8]*[.E21])*(1-[.F$8]*[.F21])*(1-[.G$8]*[.G21])*(1-[.H$8]*[.H21])*(1-[.I$8]*[.I21])*[.B$8])*[.C$8])&#10;+(((1-[.E$9]*[.E21])*(1-[.F$9]*[.F21])*(1-[.G$9]*[.G21])*(1-[.H$9]*[.H21])*(1-[.I$9]*[.I21])*[.B$9])*[.C$9]))&#10;+([.E$2]*[.E21]+[.F$2]*[.F21]+[.G$2]*[.G21]+[.H$2]*[.H21]+[.I$2]*[.I21])" office:value-type="float" office:value="255.7786" calcext:value-type="float">
            <text:p>255,77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((1-[.E$5]*[.E22])*(1-[.F$5]*[.F22])*(1-[.G$5]*[.G22])*(1-[.H$5]*[.H22])*(1-[.I$5]*[.I22])*[.B$5])*[.C$5])&#10;+(((1-[.E$6]*[.E22])*(1-[.F$6]*[.F22])*(1-[.G$6]*[.G22])*(1-[.H$6]*[.H22])*(1-[.I$6]*[.I22])*[.B$6])*[.C$6])&#10;+(((1-[.E$7]*[.E22])*(1-[.F$7]*[.F22])*(1-[.G$7]*[.G22])*(1-[.H$7]*[.H22])*(1-[.I$7]*[.I22])*[.B$7])*[.C$7])&#10;+(((1-[.E$8]*[.E22])*(1-[.F$8]*[.F22])*(1-[.G$8]*[.G22])*(1-[.H$8]*[.H22])*(1-[.I$8]*[.I22])*[.B$8])*[.C$8])&#10;+(((1-[.E$9]*[.E22])*(1-[.F$9]*[.F22])*(1-[.G$9]*[.G22])*(1-[.H$9]*[.H22])*(1-[.I$9]*[.I22])*[.B$9])*[.C$9]))&#10;+([.E$2]*[.E22]+[.F$2]*[.F22]+[.G$2]*[.G22]+[.H$2]*[.H22]+[.I$2]*[.I22])" office:value-type="float" office:value="337.9535224" calcext:value-type="float">
            <text:p>337,9535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((1-[.E$5]*[.E23])*(1-[.F$5]*[.F23])*(1-[.G$5]*[.G23])*(1-[.H$5]*[.H23])*(1-[.I$5]*[.I23])*[.B$5])*[.C$5])&#10;+(((1-[.E$6]*[.E23])*(1-[.F$6]*[.F23])*(1-[.G$6]*[.G23])*(1-[.H$6]*[.H23])*(1-[.I$6]*[.I23])*[.B$6])*[.C$6])&#10;+(((1-[.E$7]*[.E23])*(1-[.F$7]*[.F23])*(1-[.G$7]*[.G23])*(1-[.H$7]*[.H23])*(1-[.I$7]*[.I23])*[.B$7])*[.C$7])&#10;+(((1-[.E$8]*[.E23])*(1-[.F$8]*[.F23])*(1-[.G$8]*[.G23])*(1-[.H$8]*[.H23])*(1-[.I$8]*[.I23])*[.B$8])*[.C$8])&#10;+(((1-[.E$9]*[.E23])*(1-[.F$9]*[.F23])*(1-[.G$9]*[.G23])*(1-[.H$9]*[.H23])*(1-[.I$9]*[.I23])*[.B$9])*[.C$9]))&#10;+([.E$2]*[.E23]+[.F$2]*[.F23]+[.G$2]*[.G23]+[.H$2]*[.H23]+[.I$2]*[.I23])" office:value-type="float" office:value="344.102" calcext:value-type="float">
            <text:p>344,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24])*(1-[.F$5]*[.F24])*(1-[.G$5]*[.G24])*(1-[.H$5]*[.H24])*(1-[.I$5]*[.I24])*[.B$5])*[.C$5])&#10;+(((1-[.E$6]*[.E24])*(1-[.F$6]*[.F24])*(1-[.G$6]*[.G24])*(1-[.H$6]*[.H24])*(1-[.I$6]*[.I24])*[.B$6])*[.C$6])&#10;+(((1-[.E$7]*[.E24])*(1-[.F$7]*[.F24])*(1-[.G$7]*[.G24])*(1-[.H$7]*[.H24])*(1-[.I$7]*[.I24])*[.B$7])*[.C$7])&#10;+(((1-[.E$8]*[.E24])*(1-[.F$8]*[.F24])*(1-[.G$8]*[.G24])*(1-[.H$8]*[.H24])*(1-[.I$8]*[.I24])*[.B$8])*[.C$8])&#10;+(((1-[.E$9]*[.E24])*(1-[.F$9]*[.F24])*(1-[.G$9]*[.G24])*(1-[.H$9]*[.H24])*(1-[.I$9]*[.I24])*[.B$9])*[.C$9]))&#10;+([.E$2]*[.E24]+[.F$2]*[.F24]+[.G$2]*[.G24]+[.H$2]*[.H24]+[.I$2]*[.I24])" office:value-type="float" office:value="219.0762524" calcext:value-type="float">
            <text:p>219,0762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25])*(1-[.F$5]*[.F25])*(1-[.G$5]*[.G25])*(1-[.H$5]*[.H25])*(1-[.I$5]*[.I25])*[.B$5])*[.C$5])&#10;+(((1-[.E$6]*[.E25])*(1-[.F$6]*[.F25])*(1-[.G$6]*[.G25])*(1-[.H$6]*[.H25])*(1-[.I$6]*[.I25])*[.B$6])*[.C$6])&#10;+(((1-[.E$7]*[.E25])*(1-[.F$7]*[.F25])*(1-[.G$7]*[.G25])*(1-[.H$7]*[.H25])*(1-[.I$7]*[.I25])*[.B$7])*[.C$7])&#10;+(((1-[.E$8]*[.E25])*(1-[.F$8]*[.F25])*(1-[.G$8]*[.G25])*(1-[.H$8]*[.H25])*(1-[.I$8]*[.I25])*[.B$8])*[.C$8])&#10;+(((1-[.E$9]*[.E25])*(1-[.F$9]*[.F25])*(1-[.G$9]*[.G25])*(1-[.H$9]*[.H25])*(1-[.I$9]*[.I25])*[.B$9])*[.C$9]))&#10;+([.E$2]*[.E25]+[.F$2]*[.F25]+[.G$2]*[.G25]+[.H$2]*[.H25]+[.I$2]*[.I25])" office:value-type="float" office:value="413.794474" calcext:value-type="float">
            <text:p>413,794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((1-[.E$5]*[.E26])*(1-[.F$5]*[.F26])*(1-[.G$5]*[.G26])*(1-[.H$5]*[.H26])*(1-[.I$5]*[.I26])*[.B$5])*[.C$5])&#10;+(((1-[.E$6]*[.E26])*(1-[.F$6]*[.F26])*(1-[.G$6]*[.G26])*(1-[.H$6]*[.H26])*(1-[.I$6]*[.I26])*[.B$6])*[.C$6])&#10;+(((1-[.E$7]*[.E26])*(1-[.F$7]*[.F26])*(1-[.G$7]*[.G26])*(1-[.H$7]*[.H26])*(1-[.I$7]*[.I26])*[.B$7])*[.C$7])&#10;+(((1-[.E$8]*[.E26])*(1-[.F$8]*[.F26])*(1-[.G$8]*[.G26])*(1-[.H$8]*[.H26])*(1-[.I$8]*[.I26])*[.B$8])*[.C$8])&#10;+(((1-[.E$9]*[.E26])*(1-[.F$9]*[.F26])*(1-[.G$9]*[.G26])*(1-[.H$9]*[.H26])*(1-[.I$9]*[.I26])*[.B$9])*[.C$9]))&#10;+([.E$2]*[.E26]+[.F$2]*[.F26]+[.G$2]*[.G26]+[.H$2]*[.H26]+[.I$2]*[.I26])" office:value-type="float" office:value="288.7687264" calcext:value-type="float">
            <text:p>288,7687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((1-[.E$5]*[.E27])*(1-[.F$5]*[.F27])*(1-[.G$5]*[.G27])*(1-[.H$5]*[.H27])*(1-[.I$5]*[.I27])*[.B$5])*[.C$5])&#10;+(((1-[.E$6]*[.E27])*(1-[.F$6]*[.F27])*(1-[.G$6]*[.G27])*(1-[.H$6]*[.H27])*(1-[.I$6]*[.I27])*[.B$6])*[.C$6])&#10;+(((1-[.E$7]*[.E27])*(1-[.F$7]*[.F27])*(1-[.G$7]*[.G27])*(1-[.H$7]*[.H27])*(1-[.I$7]*[.I27])*[.B$7])*[.C$7])&#10;+(((1-[.E$8]*[.E27])*(1-[.F$8]*[.F27])*(1-[.G$8]*[.G27])*(1-[.H$8]*[.H27])*(1-[.I$8]*[.I27])*[.B$8])*[.C$8])&#10;+(((1-[.E$9]*[.E27])*(1-[.F$9]*[.F27])*(1-[.G$9]*[.G27])*(1-[.H$9]*[.H27])*(1-[.I$9]*[.I27])*[.B$9])*[.C$9]))&#10;+([.E$2]*[.E27]+[.F$2]*[.F27]+[.G$2]*[.G27]+[.H$2]*[.H27]+[.I$2]*[.I27])" office:value-type="float" office:value="234.8409524" calcext:value-type="float">
            <text:p>234,8409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28])*(1-[.F$5]*[.F28])*(1-[.G$5]*[.G28])*(1-[.H$5]*[.H28])*(1-[.I$5]*[.I28])*[.B$5])*[.C$5])&#10;+(((1-[.E$6]*[.E28])*(1-[.F$6]*[.F28])*(1-[.G$6]*[.G28])*(1-[.H$6]*[.H28])*(1-[.I$6]*[.I28])*[.B$6])*[.C$6])&#10;+(((1-[.E$7]*[.E28])*(1-[.F$7]*[.F28])*(1-[.G$7]*[.G28])*(1-[.H$7]*[.H28])*(1-[.I$7]*[.I28])*[.B$7])*[.C$7])&#10;+(((1-[.E$8]*[.E28])*(1-[.F$8]*[.F28])*(1-[.G$8]*[.G28])*(1-[.H$8]*[.H28])*(1-[.I$8]*[.I28])*[.B$8])*[.C$8])&#10;+(((1-[.E$9]*[.E28])*(1-[.F$9]*[.F28])*(1-[.G$9]*[.G28])*(1-[.H$9]*[.H28])*(1-[.I$9]*[.I28])*[.B$9])*[.C$9]))&#10;+([.E$2]*[.E28]+[.F$2]*[.F28]+[.G$2]*[.G28]+[.H$2]*[.H28]+[.I$2]*[.I28])" office:value-type="float" office:value="317.0862638456" calcext:value-type="float">
            <text:p>317,0862638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29])*(1-[.F$5]*[.F29])*(1-[.G$5]*[.G29])*(1-[.H$5]*[.H29])*(1-[.I$5]*[.I29])*[.B$5])*[.C$5])&#10;+(((1-[.E$6]*[.E29])*(1-[.F$6]*[.F29])*(1-[.G$6]*[.G29])*(1-[.H$6]*[.H29])*(1-[.I$6]*[.I29])*[.B$6])*[.C$6])&#10;+(((1-[.E$7]*[.E29])*(1-[.F$7]*[.F29])*(1-[.G$7]*[.G29])*(1-[.H$7]*[.H29])*(1-[.I$7]*[.I29])*[.B$7])*[.C$7])&#10;+(((1-[.E$8]*[.E29])*(1-[.F$8]*[.F29])*(1-[.G$8]*[.G29])*(1-[.H$8]*[.H29])*(1-[.I$8]*[.I29])*[.B$8])*[.C$8])&#10;+(((1-[.E$9]*[.E29])*(1-[.F$9]*[.F29])*(1-[.G$9]*[.G29])*(1-[.H$9]*[.H29])*(1-[.I$9]*[.I29])*[.B$9])*[.C$9]))&#10;+([.E$2]*[.E29]+[.F$2]*[.F29]+[.G$2]*[.G29]+[.H$2]*[.H29]+[.I$2]*[.I29])" office:value-type="float" office:value="304.5334264" calcext:value-type="float">
            <text:p>304,53342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((((1-[.E$5]*[.E30])*(1-[.F$5]*[.F30])*(1-[.G$5]*[.G30])*(1-[.H$5]*[.H30])*(1-[.I$5]*[.I30])*[.B$5])*[.C$5])&#10;+(((1-[.E$6]*[.E30])*(1-[.F$6]*[.F30])*(1-[.G$6]*[.G30])*(1-[.H$6]*[.H30])*(1-[.I$6]*[.I30])*[.B$6])*[.C$6])&#10;+(((1-[.E$7]*[.E30])*(1-[.F$7]*[.F30])*(1-[.G$7]*[.G30])*(1-[.H$7]*[.H30])*(1-[.I$7]*[.I30])*[.B$7])*[.C$7])&#10;+(((1-[.E$8]*[.E30])*(1-[.F$8]*[.F30])*(1-[.G$8]*[.G30])*(1-[.H$8]*[.H30])*(1-[.I$8]*[.I30])*[.B$8])*[.C$8])&#10;+(((1-[.E$9]*[.E30])*(1-[.F$9]*[.F30])*(1-[.G$9]*[.G30])*(1-[.H$9]*[.H30])*(1-[.I$9]*[.I30])*[.B$9])*[.C$9]))&#10;+([.E$2]*[.E30]+[.F$2]*[.F30]+[.G$2]*[.G30]+[.H$2]*[.H30]+[.I$2]*[.I30])" office:value-type="float" office:value="386.7787378456" calcext:value-type="float">
            <text:p>386,7787378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(((1-[.E$5]*[.E31])*(1-[.F$5]*[.F31])*(1-[.G$5]*[.G31])*(1-[.H$5]*[.H31])*(1-[.I$5]*[.I31])*[.B$5])*[.C$5])&#10;+(((1-[.E$6]*[.E31])*(1-[.F$6]*[.F31])*(1-[.G$6]*[.G31])*(1-[.H$6]*[.H31])*(1-[.I$6]*[.I31])*[.B$6])*[.C$6])&#10;+(((1-[.E$7]*[.E31])*(1-[.F$7]*[.F31])*(1-[.G$7]*[.G31])*(1-[.H$7]*[.H31])*(1-[.I$7]*[.I31])*[.B$7])*[.C$7])&#10;+(((1-[.E$8]*[.E31])*(1-[.F$8]*[.F31])*(1-[.G$8]*[.G31])*(1-[.H$8]*[.H31])*(1-[.I$8]*[.I31])*[.B$8])*[.C$8])&#10;+(((1-[.E$9]*[.E31])*(1-[.F$9]*[.F31])*(1-[.G$9]*[.G31])*(1-[.H$9]*[.H31])*(1-[.I$9]*[.I31])*[.B$9])*[.C$9]))&#10;+([.E$2]*[.E31]+[.F$2]*[.F31]+[.G$2]*[.G31]+[.H$2]*[.H31]+[.I$2]*[.I31])" office:value-type="float" office:value="192.3286" calcext:value-type="float">
            <text:p>192,3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32])*(1-[.F$5]*[.F32])*(1-[.G$5]*[.G32])*(1-[.H$5]*[.H32])*(1-[.I$5]*[.I32])*[.B$5])*[.C$5])&#10;+(((1-[.E$6]*[.E32])*(1-[.F$6]*[.F32])*(1-[.G$6]*[.G32])*(1-[.H$6]*[.H32])*(1-[.I$6]*[.I32])*[.B$6])*[.C$6])&#10;+(((1-[.E$7]*[.E32])*(1-[.F$7]*[.F32])*(1-[.G$7]*[.G32])*(1-[.H$7]*[.H32])*(1-[.I$7]*[.I32])*[.B$7])*[.C$7])&#10;+(((1-[.E$8]*[.E32])*(1-[.F$8]*[.F32])*(1-[.G$8]*[.G32])*(1-[.H$8]*[.H32])*(1-[.I$8]*[.I32])*[.B$8])*[.C$8])&#10;+(((1-[.E$9]*[.E32])*(1-[.F$9]*[.F32])*(1-[.G$9]*[.G32])*(1-[.H$9]*[.H32])*(1-[.I$9]*[.I32])*[.B$9])*[.C$9]))&#10;+([.E$2]*[.E32]+[.F$2]*[.F32]+[.G$2]*[.G32]+[.H$2]*[.H32]+[.I$2]*[.I32])" office:value-type="float" office:value="272.964754" calcext:value-type="float">
            <text:p>272,9647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33])*(1-[.F$5]*[.F33])*(1-[.G$5]*[.G33])*(1-[.H$5]*[.H33])*(1-[.I$5]*[.I33])*[.B$5])*[.C$5])&#10;+(((1-[.E$6]*[.E33])*(1-[.F$6]*[.F33])*(1-[.G$6]*[.G33])*(1-[.H$6]*[.H33])*(1-[.I$6]*[.I33])*[.B$6])*[.C$6])&#10;+(((1-[.E$7]*[.E33])*(1-[.F$7]*[.F33])*(1-[.G$7]*[.G33])*(1-[.H$7]*[.H33])*(1-[.I$7]*[.I33])*[.B$7])*[.C$7])&#10;+(((1-[.E$8]*[.E33])*(1-[.F$8]*[.F33])*(1-[.G$8]*[.G33])*(1-[.H$8]*[.H33])*(1-[.I$8]*[.I33])*[.B$8])*[.C$8])&#10;+(((1-[.E$9]*[.E33])*(1-[.F$9]*[.F33])*(1-[.G$9]*[.G33])*(1-[.H$9]*[.H33])*(1-[.I$9]*[.I33])*[.B$9])*[.C$9]))&#10;+([.E$2]*[.E33]+[.F$2]*[.F33]+[.G$2]*[.G33]+[.H$2]*[.H33]+[.I$2]*[.I33])" office:value-type="float" office:value="225.81636" calcext:value-type="float">
            <text:p>225,81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((1-[.E$5]*[.E34])*(1-[.F$5]*[.F34])*(1-[.G$5]*[.G34])*(1-[.H$5]*[.H34])*(1-[.I$5]*[.I34])*[.B$5])*[.C$5])&#10;+(((1-[.E$6]*[.E34])*(1-[.F$6]*[.F34])*(1-[.G$6]*[.G34])*(1-[.H$6]*[.H34])*(1-[.I$6]*[.I34])*[.B$6])*[.C$6])&#10;+(((1-[.E$7]*[.E34])*(1-[.F$7]*[.F34])*(1-[.G$7]*[.G34])*(1-[.H$7]*[.H34])*(1-[.I$7]*[.I34])*[.B$7])*[.C$7])&#10;+(((1-[.E$8]*[.E34])*(1-[.F$8]*[.F34])*(1-[.G$8]*[.G34])*(1-[.H$8]*[.H34])*(1-[.I$8]*[.I34])*[.B$8])*[.C$8])&#10;+(((1-[.E$9]*[.E34])*(1-[.F$9]*[.F34])*(1-[.G$9]*[.G34])*(1-[.H$9]*[.H34])*(1-[.I$9]*[.I34])*[.B$9])*[.C$9]))&#10;+([.E$2]*[.E34]+[.F$2]*[.F34]+[.G$2]*[.G34]+[.H$2]*[.H34]+[.I$2]*[.I34])" office:value-type="float" office:value="306.452514" calcext:value-type="float">
            <text:p>306,4525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((1-[.E$5]*[.E35])*(1-[.F$5]*[.F35])*(1-[.G$5]*[.G35])*(1-[.H$5]*[.H35])*(1-[.I$5]*[.I35])*[.B$5])*[.C$5])&#10;+(((1-[.E$6]*[.E35])*(1-[.F$6]*[.F35])*(1-[.G$6]*[.G35])*(1-[.H$6]*[.H35])*(1-[.I$6]*[.I35])*[.B$6])*[.C$6])&#10;+(((1-[.E$7]*[.E35])*(1-[.F$7]*[.F35])*(1-[.G$7]*[.G35])*(1-[.H$7]*[.H35])*(1-[.I$7]*[.I35])*[.B$7])*[.C$7])&#10;+(((1-[.E$8]*[.E35])*(1-[.F$8]*[.F35])*(1-[.G$8]*[.G35])*(1-[.H$8]*[.H35])*(1-[.I$8]*[.I35])*[.B$8])*[.C$8])&#10;+(((1-[.E$9]*[.E35])*(1-[.F$9]*[.F35])*(1-[.G$9]*[.G35])*(1-[.H$9]*[.H35])*(1-[.I$9]*[.I35])*[.B$9])*[.C$9]))&#10;+([.E$2]*[.E35]+[.F$2]*[.F35]+[.G$2]*[.G35]+[.H$2]*[.H35]+[.I$2]*[.I35])" office:value-type="float" office:value="285.015442" calcext:value-type="float">
            <text:p>285,0154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36])*(1-[.F$5]*[.F36])*(1-[.G$5]*[.G36])*(1-[.H$5]*[.H36])*(1-[.I$5]*[.I36])*[.B$5])*[.C$5])&#10;+(((1-[.E$6]*[.E36])*(1-[.F$6]*[.F36])*(1-[.G$6]*[.G36])*(1-[.H$6]*[.H36])*(1-[.I$6]*[.I36])*[.B$6])*[.C$6])&#10;+(((1-[.E$7]*[.E36])*(1-[.F$7]*[.F36])*(1-[.G$7]*[.G36])*(1-[.H$7]*[.H36])*(1-[.I$7]*[.I36])*[.B$7])*[.C$7])&#10;+(((1-[.E$8]*[.E36])*(1-[.F$8]*[.F36])*(1-[.G$8]*[.G36])*(1-[.H$8]*[.H36])*(1-[.I$8]*[.I36])*[.B$8])*[.C$8])&#10;+(((1-[.E$9]*[.E36])*(1-[.F$9]*[.F36])*(1-[.G$9]*[.G36])*(1-[.H$9]*[.H36])*(1-[.I$9]*[.I36])*[.B$9])*[.C$9]))&#10;+([.E$2]*[.E36]+[.F$2]*[.F36]+[.G$2]*[.G36]+[.H$2]*[.H36]+[.I$2]*[.I36])" office:value-type="float" office:value="383.03816818" calcext:value-type="float">
            <text:p>383,03816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37])*(1-[.F$5]*[.F37])*(1-[.G$5]*[.G37])*(1-[.H$5]*[.H37])*(1-[.I$5]*[.I37])*[.B$5])*[.C$5])&#10;+(((1-[.E$6]*[.E37])*(1-[.F$6]*[.F37])*(1-[.G$6]*[.G37])*(1-[.H$6]*[.H37])*(1-[.I$6]*[.I37])*[.B$6])*[.C$6])&#10;+(((1-[.E$7]*[.E37])*(1-[.F$7]*[.F37])*(1-[.G$7]*[.G37])*(1-[.H$7]*[.H37])*(1-[.I$7]*[.I37])*[.B$7])*[.C$7])&#10;+(((1-[.E$8]*[.E37])*(1-[.F$8]*[.F37])*(1-[.G$8]*[.G37])*(1-[.H$8]*[.H37])*(1-[.I$8]*[.I37])*[.B$8])*[.C$8])&#10;+(((1-[.E$9]*[.E37])*(1-[.F$9]*[.F37])*(1-[.G$9]*[.G37])*(1-[.H$9]*[.H37])*(1-[.I$9]*[.I37])*[.B$9])*[.C$9]))&#10;+([.E$2]*[.E37]+[.F$2]*[.F37]+[.G$2]*[.G37]+[.H$2]*[.H37]+[.I$2]*[.I37])" office:value-type="float" office:value="318.503202" calcext:value-type="float">
            <text:p>318,503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((1-[.E$5]*[.E38])*(1-[.F$5]*[.F38])*(1-[.G$5]*[.G38])*(1-[.H$5]*[.H38])*(1-[.I$5]*[.I38])*[.B$5])*[.C$5])&#10;+(((1-[.E$6]*[.E38])*(1-[.F$6]*[.F38])*(1-[.G$6]*[.G38])*(1-[.H$6]*[.H38])*(1-[.I$6]*[.I38])*[.B$6])*[.C$6])&#10;+(((1-[.E$7]*[.E38])*(1-[.F$7]*[.F38])*(1-[.G$7]*[.G38])*(1-[.H$7]*[.H38])*(1-[.I$7]*[.I38])*[.B$7])*[.C$7])&#10;+(((1-[.E$8]*[.E38])*(1-[.F$8]*[.F38])*(1-[.G$8]*[.G38])*(1-[.H$8]*[.H38])*(1-[.I$8]*[.I38])*[.B$8])*[.C$8])&#10;+(((1-[.E$9]*[.E38])*(1-[.F$9]*[.F38])*(1-[.G$9]*[.G38])*(1-[.H$9]*[.H38])*(1-[.I$9]*[.I38])*[.B$9])*[.C$9]))&#10;+([.E$2]*[.E38]+[.F$2]*[.F38]+[.G$2]*[.G38]+[.H$2]*[.H38]+[.I$2]*[.I38])" office:value-type="float" office:value="416.52592818" calcext:value-type="float">
            <text:p>416,52592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((1-[.E$5]*[.E39])*(1-[.F$5]*[.F39])*(1-[.G$5]*[.G39])*(1-[.H$5]*[.H39])*(1-[.I$5]*[.I39])*[.B$5])*[.C$5])&#10;+(((1-[.E$6]*[.E39])*(1-[.F$6]*[.F39])*(1-[.G$6]*[.G39])*(1-[.H$6]*[.H39])*(1-[.I$6]*[.I39])*[.B$6])*[.C$6])&#10;+(((1-[.E$7]*[.E39])*(1-[.F$7]*[.F39])*(1-[.G$7]*[.G39])*(1-[.H$7]*[.H39])*(1-[.I$7]*[.I39])*[.B$7])*[.C$7])&#10;+(((1-[.E$8]*[.E39])*(1-[.F$8]*[.F39])*(1-[.G$8]*[.G39])*(1-[.H$8]*[.H39])*(1-[.I$8]*[.I39])*[.B$8])*[.C$8])&#10;+(((1-[.E$9]*[.E39])*(1-[.F$9]*[.F39])*(1-[.G$9]*[.G39])*(1-[.H$9]*[.H39])*(1-[.I$9]*[.I39])*[.B$9])*[.C$9]))&#10;+([.E$2]*[.E39]+[.F$2]*[.F39]+[.G$2]*[.G39]+[.H$2]*[.H39]+[.I$2]*[.I39])" office:value-type="float" office:value="182.5306" calcext:value-type="float">
            <text:p>182,53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40])*(1-[.F$5]*[.F40])*(1-[.G$5]*[.G40])*(1-[.H$5]*[.H40])*(1-[.I$5]*[.I40])*[.B$5])*[.C$5])&#10;+(((1-[.E$6]*[.E40])*(1-[.F$6]*[.F40])*(1-[.G$6]*[.G40])*(1-[.H$6]*[.H40])*(1-[.I$6]*[.I40])*[.B$6])*[.C$6])&#10;+(((1-[.E$7]*[.E40])*(1-[.F$7]*[.F40])*(1-[.G$7]*[.G40])*(1-[.H$7]*[.H40])*(1-[.I$7]*[.I40])*[.B$7])*[.C$7])&#10;+(((1-[.E$8]*[.E40])*(1-[.F$8]*[.F40])*(1-[.G$8]*[.G40])*(1-[.H$8]*[.H40])*(1-[.I$8]*[.I40])*[.B$8])*[.C$8])&#10;+(((1-[.E$9]*[.E40])*(1-[.F$9]*[.F40])*(1-[.G$9]*[.G40])*(1-[.H$9]*[.H40])*(1-[.I$9]*[.I40])*[.B$9])*[.C$9]))&#10;+([.E$2]*[.E40]+[.F$2]*[.F40]+[.G$2]*[.G40]+[.H$2]*[.H40]+[.I$2]*[.I40])" office:value-type="float" office:value="263.3454064" calcext:value-type="float">
            <text:p>263,34540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41])*(1-[.F$5]*[.F41])*(1-[.G$5]*[.G41])*(1-[.H$5]*[.H41])*(1-[.I$5]*[.I41])*[.B$5])*[.C$5])&#10;+(((1-[.E$6]*[.E41])*(1-[.F$6]*[.F41])*(1-[.G$6]*[.G41])*(1-[.H$6]*[.H41])*(1-[.I$6]*[.I41])*[.B$6])*[.C$6])&#10;+(((1-[.E$7]*[.E41])*(1-[.F$7]*[.F41])*(1-[.G$7]*[.G41])*(1-[.H$7]*[.H41])*(1-[.I$7]*[.I41])*[.B$7])*[.C$7])&#10;+(((1-[.E$8]*[.E41])*(1-[.F$8]*[.F41])*(1-[.G$8]*[.G41])*(1-[.H$8]*[.H41])*(1-[.I$8]*[.I41])*[.B$8])*[.C$8])&#10;+(((1-[.E$9]*[.E41])*(1-[.F$9]*[.F41])*(1-[.G$9]*[.G41])*(1-[.H$9]*[.H41])*(1-[.I$9]*[.I41])*[.B$9])*[.C$9]))&#10;+([.E$2]*[.E41]+[.F$2]*[.F41]+[.G$2]*[.G41]+[.H$2]*[.H41]+[.I$2]*[.I41])" office:value-type="float" office:value="273.549834" calcext:value-type="float">
            <text:p>273,549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((1-[.E$5]*[.E42])*(1-[.F$5]*[.F42])*(1-[.G$5]*[.G42])*(1-[.H$5]*[.H42])*(1-[.I$5]*[.I42])*[.B$5])*[.C$5])&#10;+(((1-[.E$6]*[.E42])*(1-[.F$6]*[.F42])*(1-[.G$6]*[.G42])*(1-[.H$6]*[.H42])*(1-[.I$6]*[.I42])*[.B$6])*[.C$6])&#10;+(((1-[.E$7]*[.E42])*(1-[.F$7]*[.F42])*(1-[.G$7]*[.G42])*(1-[.H$7]*[.H42])*(1-[.I$7]*[.I42])*[.B$7])*[.C$7])&#10;+(((1-[.E$8]*[.E42])*(1-[.F$8]*[.F42])*(1-[.G$8]*[.G42])*(1-[.H$8]*[.H42])*(1-[.I$8]*[.I42])*[.B$8])*[.C$8])&#10;+(((1-[.E$9]*[.E42])*(1-[.F$9]*[.F42])*(1-[.G$9]*[.G42])*(1-[.H$9]*[.H42])*(1-[.I$9]*[.I42])*[.B$9])*[.C$9]))&#10;+([.E$2]*[.E42]+[.F$2]*[.F42]+[.G$2]*[.G42]+[.H$2]*[.H42]+[.I$2]*[.I42])" office:value-type="float" office:value="354.3646404" calcext:value-type="float">
            <text:p>354,364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((1-[.E$5]*[.E43])*(1-[.F$5]*[.F43])*(1-[.G$5]*[.G43])*(1-[.H$5]*[.H43])*(1-[.I$5]*[.I43])*[.B$5])*[.C$5])&#10;+(((1-[.E$6]*[.E43])*(1-[.F$6]*[.F43])*(1-[.G$6]*[.G43])*(1-[.H$6]*[.H43])*(1-[.I$6]*[.I43])*[.B$6])*[.C$6])&#10;+(((1-[.E$7]*[.E43])*(1-[.F$7]*[.F43])*(1-[.G$7]*[.G43])*(1-[.H$7]*[.H43])*(1-[.I$7]*[.I43])*[.B$7])*[.C$7])&#10;+(((1-[.E$8]*[.E43])*(1-[.F$8]*[.F43])*(1-[.G$8]*[.G43])*(1-[.H$8]*[.H43])*(1-[.I$8]*[.I43])*[.B$8])*[.C$8])&#10;+(((1-[.E$9]*[.E43])*(1-[.F$9]*[.F43])*(1-[.G$9]*[.G43])*(1-[.H$9]*[.H43])*(1-[.I$9]*[.I43])*[.B$9])*[.C$9]))&#10;+([.E$2]*[.E43]+[.F$2]*[.F43]+[.G$2]*[.G43]+[.H$2]*[.H43]+[.I$2]*[.I43])" office:value-type="float" office:value="276.2387944" calcext:value-type="float">
            <text:p>276,23879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((1-[.E$5]*[.E44])*(1-[.F$5]*[.F44])*(1-[.G$5]*[.G44])*(1-[.H$5]*[.H44])*(1-[.I$5]*[.I44])*[.B$5])*[.C$5])&#10;+(((1-[.E$6]*[.E44])*(1-[.F$6]*[.F44])*(1-[.G$6]*[.G44])*(1-[.H$6]*[.H44])*(1-[.I$6]*[.I44])*[.B$6])*[.C$6])&#10;+(((1-[.E$7]*[.E44])*(1-[.F$7]*[.F44])*(1-[.G$7]*[.G44])*(1-[.H$7]*[.H44])*(1-[.I$7]*[.I44])*[.B$7])*[.C$7])&#10;+(((1-[.E$8]*[.E44])*(1-[.F$8]*[.F44])*(1-[.G$8]*[.G44])*(1-[.H$8]*[.H44])*(1-[.I$8]*[.I44])*[.B$8])*[.C$8])&#10;+(((1-[.E$9]*[.E44])*(1-[.F$9]*[.F44])*(1-[.G$9]*[.G44])*(1-[.H$9]*[.H44])*(1-[.I$9]*[.I44])*[.B$9])*[.C$9]))&#10;+([.E$2]*[.E44]+[.F$2]*[.F44]+[.G$2]*[.G44]+[.H$2]*[.H44]+[.I$2]*[.I44])" office:value-type="float" office:value="374.3319096256" calcext:value-type="float">
            <text:p>374,3319096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((1-[.E$5]*[.E45])*(1-[.F$5]*[.F45])*(1-[.G$5]*[.G45])*(1-[.H$5]*[.H45])*(1-[.I$5]*[.I45])*[.B$5])*[.C$5])&#10;+(((1-[.E$6]*[.E45])*(1-[.F$6]*[.F45])*(1-[.G$6]*[.G45])*(1-[.H$6]*[.H45])*(1-[.I$6]*[.I45])*[.B$6])*[.C$6])&#10;+(((1-[.E$7]*[.E45])*(1-[.F$7]*[.F45])*(1-[.G$7]*[.G45])*(1-[.H$7]*[.H45])*(1-[.I$7]*[.I45])*[.B$7])*[.C$7])&#10;+(((1-[.E$8]*[.E45])*(1-[.F$8]*[.F45])*(1-[.G$8]*[.G45])*(1-[.H$8]*[.H45])*(1-[.I$8]*[.I45])*[.B$8])*[.C$8])&#10;+(((1-[.E$9]*[.E45])*(1-[.F$9]*[.F45])*(1-[.G$9]*[.G45])*(1-[.H$9]*[.H45])*(1-[.I$9]*[.I45])*[.B$9])*[.C$9]))&#10;+([.E$2]*[.E45]+[.F$2]*[.F45]+[.G$2]*[.G45]+[.H$2]*[.H45]+[.I$2]*[.I45])" office:value-type="float" office:value="367.2580284" calcext:value-type="float">
            <text:p>367,25802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(((1-[.E$5]*[.E46])*(1-[.F$5]*[.F46])*(1-[.G$5]*[.G46])*(1-[.H$5]*[.H46])*(1-[.I$5]*[.I46])*[.B$5])*[.C$5])&#10;+(((1-[.E$6]*[.E46])*(1-[.F$6]*[.F46])*(1-[.G$6]*[.G46])*(1-[.H$6]*[.H46])*(1-[.I$6]*[.I46])*[.B$6])*[.C$6])&#10;+(((1-[.E$7]*[.E46])*(1-[.F$7]*[.F46])*(1-[.G$7]*[.G46])*(1-[.H$7]*[.H46])*(1-[.I$7]*[.I46])*[.B$7])*[.C$7])&#10;+(((1-[.E$8]*[.E46])*(1-[.F$8]*[.F46])*(1-[.G$8]*[.G46])*(1-[.H$8]*[.H46])*(1-[.I$8]*[.I46])*[.B$8])*[.C$8])&#10;+(((1-[.E$9]*[.E46])*(1-[.F$9]*[.F46])*(1-[.G$9]*[.G46])*(1-[.H$9]*[.H46])*(1-[.I$9]*[.I46])*[.B$9])*[.C$9]))&#10;+([.E$2]*[.E46]+[.F$2]*[.F46]+[.G$2]*[.G46]+[.H$2]*[.H46]+[.I$2]*[.I46])" office:value-type="float" office:value="465.3511436256" calcext:value-type="float">
            <text:p>465,35114362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6:52:53.223000000</meta:creation-date>
    <dc:date>2025-03-21T17:45:45.965000000</dc:date>
    <meta:editing-duration>PT52M53S</meta:editing-duration>
    <meta:editing-cycles>2</meta:editing-cycles>
    <meta:generator>LibreOffice/7.6.2.1$Windows_X86_64 LibreOffice_project/56f7684011345957bbf33a7ee678afaf4d2ba333</meta:generator>
    <meta:document-statistic meta:table-count="1" meta:cell-count="296" meta:object-count="0"/>
  </office:meta>
</office:document-meta>
</file>